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Caladea1" svg:font-family="Caladea" style:font-family-generic="swiss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7.3528in" fo:margin-left="-0.0382in" fo:margin-top="0in" fo:margin-bottom="0in" table:align="left"/>
    </style:style>
    <style:style style:name="Table1.A" style:family="table-column">
      <style:table-column-properties style:column-width="0.8965in"/>
    </style:style>
    <style:style style:name="Table1.B" style:family="table-column">
      <style:table-column-properties style:column-width="0.0917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0.0722in"/>
    </style:style>
    <style:style style:name="Table1.E" style:family="table-column">
      <style:table-column-properties style:column-width="0.1097in"/>
    </style:style>
    <style:style style:name="Table1.F" style:family="table-column">
      <style:table-column-properties style:column-width="0.8333in"/>
    </style:style>
    <style:style style:name="Table1.G" style:family="table-column">
      <style:table-column-properties style:column-width="0.1875in"/>
    </style:style>
    <style:style style:name="Table1.H" style:family="table-column">
      <style:table-column-properties style:column-width="0.666in"/>
    </style:style>
    <style:style style:name="Table1.I" style:family="table-column">
      <style:table-column-properties style:column-width="0.3438in"/>
    </style:style>
    <style:style style:name="Table1.J" style:family="table-column">
      <style:table-column-properties style:column-width="0.6458in"/>
    </style:style>
    <style:style style:name="Table1.K" style:family="table-column">
      <style:table-column-properties style:column-width="0.3958in"/>
    </style:style>
    <style:style style:name="Table1.L" style:family="table-column">
      <style:table-column-properties style:column-width="0.9889in"/>
    </style:style>
    <style:style style:name="Table1.M" style:family="table-column">
      <style:table-column-properties style:column-width="1.308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fo:padding-left="0.0375in" fo:padding-right="0.075in" fo:padding-top="0in" fo:padding-bottom="0in" fo:border="0.5pt solid #666666"/>
    </style:style>
    <style:style style:name="Table1.2" style:family="table-row">
      <style:table-row-properties style:min-row-height="0.3194in" fo:keep-together="auto"/>
    </style:style>
    <style:style style:name="Table1.A2" style:family="table-cell">
      <style:table-cell-properties fo:padding-left="0.0375in" fo:padding-right="0.075in" fo:padding-top="0in" fo:padding-bottom="0in" fo:border-left="0.5pt solid #666666" fo:border-right="0.25pt solid #666666" fo:border-top="0.25pt solid #666666" fo:border-bottom="0.5pt solid #666666"/>
    </style:style>
    <style:style style:name="Table1.D2" style:family="table-cell">
      <style:table-cell-properties fo:padding-left="0.0375in" fo:padding-right="0.075in" fo:padding-top="0in" fo:padding-bottom="0in" fo:border-left="0.5pt solid #666666" fo:border-right="0.5pt solid #666666" fo:border-top="0.25pt solid #666666" fo:border-bottom="0.5pt solid #666666"/>
    </style:style>
    <style:style style:name="Table1.5" style:family="table-row">
      <style:table-row-properties style:min-row-height="2.3194in" fo:keep-together="auto"/>
    </style:style>
    <style:style style:name="Table1.6" style:family="table-row">
      <style:table-row-properties style:min-row-height="0.3472in" fo:keep-together="auto"/>
    </style:style>
    <style:style style:name="Table1.7" style:family="table-row">
      <style:table-row-properties style:min-row-height="0.6389in" fo:keep-together="auto"/>
    </style:style>
    <style:style style:name="Table1.10" style:family="table-row">
      <style:table-row-properties style:min-row-height="2.2083in" fo:keep-together="auto"/>
    </style:style>
    <style:style style:name="Table1.11" style:family="table-row">
      <style:table-row-properties style:min-row-height="0.2361in" fo:keep-together="auto"/>
    </style:style>
    <style:style style:name="Table1.13" style:family="table-row">
      <style:table-row-properties style:min-row-height="0.9583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P6" style:family="paragraph" style:parent-style-name="Standard">
      <style:paragraph-properties fo:margin-left="0in" fo:margin-right="0.3752in" fo:margin-top="0in" fo:margin-bottom="0in" loext:contextual-spacing="false" fo:text-indent="0in" style:auto-text-indent="false"/>
    </style:style>
    <style:style style:name="T1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ext:soft-page-break/>
        <table:table-row table:style-name="Table1.1">
          <table:table-cell table:style-name="Table1.A1" table:number-columns-spanned="13" office:value-type="string">
            <text:p text:style-name="P4"><text:span text:style-name="T1">PROJECT PROPOSAL </text:span><text:span text:style-name="T3">- </text:span>Matthew Loewen, Aaron K, Elliot Chandler, Keegan Enni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4"><text:span text:style-name="T2">IDEA: </text:span></text:p>
          </table:table-cell>
          <table:covered-table-cell/>
          <table:covered-table-cell/>
          <table:table-cell table:style-name="Table1.D2" table:number-columns-spanned="10" office:value-type="string">
            <text:p text:style-name="P4"><text:span text:style-name="T3">Connecting hand gestures to robot movement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4"><text:span text:style-name="T2">TECHNOLOGY: </text:span></text:p>
          </table:table-cell>
          <table:covered-table-cell/>
          <table:covered-table-cell/>
          <table:table-cell table:style-name="Table1.D2" table:number-columns-spanned="10" office:value-type="string">
            <text:p text:style-name="P1"><text:span text:style-name="T3">Nao Robot and Leap Motion Contro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D2" table:number-columns-spanned="13" office:value-type="string">
            <text:p text:style-name="P4"><text:span text:style-name="T1">Project Role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D2" table:number-columns-spanned="13" office:value-type="string">
            <text:p text:style-name="P4"><text:span text:style-name="T2">Concept: Matthew Loewen</text:span></text:p>
            <text:p text:style-name="P4">P<text:span text:style-name="T2">rogramming: (</text:span>Elliot glad to help as much as I can. I have used Unity a bit)</text:p>
            <text:p text:style-name="P4"><text:s text:c="4"/>Nao Programming: Keegan Ennis (wouldn’t mind a second programmer for this)</text:p>
            <text:p text:style-name="P4"><text:s text:c="35"/>Aaron Krevans</text:p>
            <text:p text:style-name="P4"><text:s text:c="4"/>Leap Motion Programming:</text:p>
            <text:p text:style-name="P4"><text:s text:c="4"/>Some kind of visual interface? (Processing?): </text:p>
            <text:p text:style-name="P4"><text:span text:style-name="T2">Documentation: </text:span>Elliot volunteers for this. Phone 207 409 3736 (please leave voicemail or sms)</text:p>
            <text:p text:style-name="P4"><text:span text:style-name="T2">Hardware Engineer: Keegan Ennis</text:span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D2" table:number-columns-spanned="13" office:value-type="string">
            <text:p text:style-name="P4"><text:span text:style-name="T1">Project Outlin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D2" table:number-columns-spanned="13" office:value-type="string">
            <text:p text:style-name="P1">Use hand gestures to control the Nao robot position and pose. Take commands for the robot from familiar gestures for dogs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D2" table:number-columns-spanned="13" office:value-type="string">
            <text:p text:style-name="P4"><text:span text:style-name="T1">Week 1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<text:span text:style-name="T2">Mon</text:span></text:p>
          </table:table-cell>
          <table:table-cell table:style-name="Table1.A2" table:number-columns-spanned="3" office:value-type="string">
            <text:p text:style-name="P4"><text:span text:style-name="T2">Tue</text:span></text:p>
          </table:table-cell>
          <table:covered-table-cell/>
          <table:covered-table-cell/>
          <table:table-cell table:style-name="Table1.A2" table:number-columns-spanned="2" office:value-type="string">
            <text:p text:style-name="P4"><text:span text:style-name="T2">Wednesday</text:span></text:p>
          </table:table-cell>
          <table:covered-table-cell/>
          <table:table-cell table:style-name="Table1.A2" table:number-columns-spanned="2" office:value-type="string">
            <text:p text:style-name="P4"><text:span text:style-name="T2">Thursday</text:span></text:p>
          </table:table-cell>
          <table:covered-table-cell/>
          <table:table-cell table:style-name="Table1.A2" table:number-columns-spanned="2" office:value-type="string">
            <text:p text:style-name="P4"><text:span text:style-name="T2">Friday</text:span></text:p>
          </table:table-cell>
          <table:covered-table-cell/>
          <table:table-cell table:style-name="Table1.A2" table:number-columns-spanned="2" office:value-type="string">
            <text:p text:style-name="P4"><text:span text:style-name="T2">Saturday</text:span></text:p>
          </table:table-cell>
          <table:covered-table-cell/>
          <table:table-cell table:style-name="Table1.D2" office:value-type="string">
            <text:p text:style-name="P4"><text:span text:style-name="T2">Sunday</text:span></text:p>
          </table:table-cell>
        </table:table-row>
        <table:table-row table:style-name="Table1.10">
          <table:table-cell table:style-name="Table1.A2" office:value-type="string">
            <text:p text:style-name="P4">K: 5PM+</text:p>
            <text:p text:style-name="P4">A: All Day till 7pm</text:p>
            <text:p text:style-name="P4"/>
            <text:p text:style-name="P2">Elliot (not really available)</text:p>
          </table:table-cell>
          <table:table-cell table:style-name="Table1.A2" table:number-columns-spanned="3" office:value-type="string">
            <text:p text:style-name="P1">K: 5PM+</text:p>
            <text:p text:style-name="P1">A: 1:45-8</text:p>
            <text:p text:style-name="P1"/>
            <text:p text:style-name="P1">Elliot (not really available)</text:p>
          </table:table-cell>
          <table:covered-table-cell/>
          <table:covered-table-cell/>
          <table:table-cell table:style-name="Table1.A2" table:number-columns-spanned="2" office:value-type="string">
            <text:p text:style-name="P1">K: 5PM+</text:p>
            <text:p text:style-name="P1">A: All Day</text:p>
            <text:p text:style-name="P1"/>
            <text:p text:style-name="P1">Elliot (not really available)</text:p>
          </table:table-cell>
          <table:covered-table-cell/>
          <table:table-cell table:style-name="Table1.A2" table:number-columns-spanned="2" office:value-type="string">
            <text:p text:style-name="P1">K: 5PM</text:p>
            <text:p text:style-name="P1">A: 1:45-5</text:p>
            <text:p text:style-name="P1"/>
            <text:p text:style-name="P1">Elliot (not really available)</text:p>
          </table:table-cell>
          <table:covered-table-cell/>
          <table:table-cell table:style-name="Table1.A2" table:number-columns-spanned="2" office:value-type="string">
            <text:p text:style-name="P1">Elliot: 11:30+ AM on campus</text:p>
            <text:p text:style-name="P1"/>
            <text:p text:style-name="P1">K: All Day</text:p>
            <text:p text:style-name="P1">Matt: After 1:30 pm</text:p>
            <text:p text:style-name="P1"/>
            <text:p text:style-name="P1">A: All Day</text:p>
            <text:p text:style-name="P1"/>
          </table:table-cell>
          <table:covered-table-cell/>
          <table:table-cell table:style-name="Table1.A2" table:number-columns-spanned="2" office:value-type="string">
            <text:p text:style-name="P1">Elliot: 10:00+ on campus (need to know by day before)</text:p>
            <text:p text:style-name="P1"/>
            <text:p text:style-name="P1">Matt: All day</text:p>
            <text:p text:style-name="P6"/>
            <text:p text:style-name="P1">A: Morning?</text:p>
            <text:p text:style-name="P1"/>
            <text:p text:style-name="P1">K: All Day</text:p>
          </table:table-cell>
          <table:covered-table-cell/>
          <table:table-cell table:style-name="Table1.D2" office:value-type="string">
            <text:p text:style-name="P1">Elliot: 10:00+ on campus (need to know by day before)</text:p>
            <text:p text:style-name="P1"/>
            <text:p text:style-name="P1">K: All Day</text:p>
            <text:p text:style-name="P1">Matt: after 1pm</text:p>
            <text:p text:style-name="P1"/>
            <text:p text:style-name="P1">A: Not available</text:p>
          </table:table-cell>
        </table:table-row>
        <table:table-row table:style-name="Table1.11">
          <table:table-cell table:style-name="Table1.D2" table:number-columns-spanned="13" office:value-type="string">
            <text:p text:style-name="P4"><text:span text:style-name="T1">Week 2: Matt, Keegan</text:span><text:span text:style-name="T3"> and Elliot — same as week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4"><text:span text:style-name="T2">Mon</text:span></text:p>
          </table:table-cell>
          <table:covered-table-cell/>
          <table:table-cell table:style-name="Table1.A2" table:number-columns-spanned="3" office:value-type="string">
            <text:p text:style-name="P4"><text:span text:style-name="T2">Tue</text:span></text:p>
          </table:table-cell>
          <table:covered-table-cell/>
          <table:covered-table-cell/>
          <table:table-cell table:style-name="Table1.A2" table:number-columns-spanned="2" office:value-type="string">
            <text:p text:style-name="P4"><text:span text:style-name="T2">Wed</text:span></text:p>
          </table:table-cell>
          <table:covered-table-cell/>
          <table:table-cell table:style-name="Table1.A2" table:number-columns-spanned="2" office:value-type="string">
            <text:p text:style-name="P4"><text:span text:style-name="T2">Thursday</text:span></text:p>
          </table:table-cell>
          <table:covered-table-cell/>
          <table:table-cell table:style-name="Table1.A2" table:number-columns-spanned="2" office:value-type="string">
            <text:p text:style-name="P4"><text:span text:style-name="T2">Friday</text:span></text:p>
          </table:table-cell>
          <table:covered-table-cell/>
          <table:table-cell table:style-name="Table1.A2" office:value-type="string">
            <text:p text:style-name="P4"><text:span text:style-name="T2">Saturday</text:span></text:p>
          </table:table-cell>
          <table:table-cell table:style-name="Table1.D2" office:value-type="string">
            <text:p text:style-name="P4"><text:span text:style-name="T2">Sunday</text:span></text:p>
          </table:table-cell>
        </table:table-row>
        <table:table-row table:style-name="Table1.13"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table:number-columns-spanned="3" office:value-type="string">
            <text:p text:style-name="P5"/>
          </table:table-cell>
          <table:covered-table-cell/>
          <table:covered-table-cell/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Caladea1" svg:font-family="Caladea" style:font-family-generic="swiss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6" meta:word-count="223" meta:character-count="1320" meta:non-whitespace-character-count="1099"/>
    <meta:generator>LibreOfficeDev/5.1.0.3$Linux_X86_64 LibreOffice_project/</meta:generator>
  </office:meta>
</office:document-meta>
</file>